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bsets-ii/" text:style-name="Internet_20_link" text:visited-style-name="Visited_20_Internet_20_Link"><text:span text:style-name="T1">90. Subsets II</text:span></text:a></text:p>
      <text:p text:style-name="P3">Medium</text:p>
      <text:p text:style-name="P3"/>
      <text:p text:style-name="P5"><text:span text:style-name="T1">Given an integer array </text:span><text:span text:style-name="Source_20_Text"><text:span text:style-name="T2">nums</text:span></text:span><text:span text:style-name="T1"> that may contain duplicates, return </text:span><text:span text:style-name="Emphasis"><text:span text:style-name="T1">all possible</text:span></text:span><text:span text:style-name="T1"> </text:span></text:p>
      <text:section text:style-name="Sect1" text:name="headlessui-popover-button-:rt:">
        <text:p text:style-name="P4"><text:span text:style-name="Emphasis"><text:span text:style-name="T1">subsets</text:span></text:span></text:p>
      </text:section>
      <text:p text:style-name="Text_20_body"><text:span text:style-name="Emphasis"><text:span text:style-name="T1"> (the power set)</text:span></text:span><text:span text:style-name="T1">.</text:span></text:p>
      <text:p text:style-name="P6"><text:span text:style-name="T1">The solution set </text:span><text:span text:style-name="Strong_20_Emphasis"><text:span text:style-name="T1">must not</text:span></text:span><text:span text:style-name="T1"> contain duplicate subsets. Return the solution in </text:span><text:span text:style-name="Strong_20_Emphasis"><text:span text:style-name="T1">any order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2]</text:span></text:p>
      <text:p text:style-name="P1"><text:span text:style-name="Strong_20_Emphasis"><text:span text:style-name="T1">Output:</text:span></text:span><text:span text:style-name="T1"> [[],[1],[1,2],[1,2,2],[2],[2,2]]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0]</text:span></text:p>
      <text:p text:style-name="P1"><text:span text:style-name="Strong_20_Emphasis"><text:span text:style-name="T1">Output:</text:span></text:span><text:span text:style-name="T1"> [[],[0]]</text:span></text:p>
      <text:p text:style-name="P7"> </text:p>
      <text:p text:style-name="P6"><text:span text:style-name="Strong_20_Emphasis"><text:span text:style-name="T1">Constraints:</text:span></text:span></text:p>
      <text:list xml:id="list1716849816" text:style-name="L1">
        <text:list-item>
          <text:p text:style-name="P8"><text:span text:style-name="Source_20_Text"><text:span text:style-name="T2">1 &lt;= nums.length &lt;= 10</text:span></text:span></text:p>
        </text:list-item>
        <text:list-item>
          <text:p text:style-name="P9"><text:span text:style-name="Source_20_Text"><text:span text:style-name="T2">-10 &lt;= nums[i] &lt;= 1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16:57:18.569000000</dc:date>
    <meta:editing-duration>PT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" meta:word-count="63" meta:character-count="379" meta:non-whitespace-character-count="329"/>
  </office:meta>
</office:document-meta>
</file>